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524" table:content-validation-name="val2" table:style-name="ce6">
            <text:p>10,524</text:p>
          </table:table-cell>
          <table:table-cell office:value-type="float" office:value="9626.13127100171" table:content-validation-name="val1" table:style-name="ce7">
            <text:p>9,626.13</text:p>
          </table:table-cell>
          <table:table-cell office:value-type="float" office:value="21669" table:content-validation-name="val2" table:style-name="ce6">
            <text:p>21,669</text:p>
          </table:table-cell>
          <table:table-cell office:value-type="float" office:value="20378.010010604619" table:content-validation-name="val1" table:style-name="ce7">
            <text:p>20,378.01</text:p>
          </table:table-cell>
          <table:table-cell office:value-type="float" office:value="13805" table:content-validation-name="val2" table:style-name="ce6">
            <text:p>13,805</text:p>
          </table:table-cell>
          <table:table-cell office:value-type="float" office:value="13387.056581079791" table:content-validation-name="val1" table:style-name="ce7">
            <text:p>13,387.06</text:p>
          </table:table-cell>
          <table:table-cell office:value-type="float" office:value="5005" table:content-validation-name="val2" table:style-name="ce6">
            <text:p>5,005</text:p>
          </table:table-cell>
          <table:table-cell office:value-type="float" office:value="4897.5402852857014" table:content-validation-name="val1" table:style-name="ce7">
            <text:p>4,897.54</text:p>
          </table:table-cell>
          <table:table-cell office:value-type="float" office:value="363" table:content-validation-name="val2" table:style-name="ce6">
            <text:p>363</text:p>
          </table:table-cell>
          <table:table-cell office:value-type="float" office:value="358.54324324320004" table:content-validation-name="val1" table:style-name="ce7">
            <text:p>358.54</text:p>
          </table:table-cell>
          <table:table-cell office:value-type="float" office:value="144" table:content-validation-name="val2" table:style-name="ce6">
            <text:p>144</text:p>
          </table:table-cell>
          <table:table-cell office:value-type="float" office:value="143.3013513514" table:content-validation-name="val1" table:style-name="ce7">
            <text:p>143.30</text:p>
          </table:table-cell>
          <table:table-cell office:value-type="float" office:value="51510" table:style-name="ce8">
            <text:p>51,510</text:p>
          </table:table-cell>
          <table:table-cell office:value-type="float" office:value="48790.582742566425" table:style-name="ce9">
            <text:p>48,790.58</text:p>
          </table:table-cell>
          <table:table-cell office:value-type="float" office:value="2597" table:content-validation-name="val4" table:style-name="ce6">
            <text:p>2,597</text:p>
          </table:table-cell>
          <table:table-cell office:value-type="float" office:value="2509.3487339967937" table:content-validation-name="val1" table:style-name="ce7">
            <text:p>2,509.35</text:p>
          </table:table-cell>
          <table:table-cell office:value-type="float" office:value="342" table:content-validation-name="val4" table:style-name="ce6">
            <text:p>342</text:p>
          </table:table-cell>
          <table:table-cell office:value-type="float" office:value="337.84864864859998" table:content-validation-name="val1" table:style-name="ce7">
            <text:p>337.85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2939" table:style-name="ce8">
            <text:p>2,939</text:p>
          </table:table-cell>
          <table:table-cell office:value-type="float" office:value="2847.1973826453936" table:style-name="ce9">
            <text:p>2,847.20</text:p>
          </table:table-cell>
          <table:table-cell table:style-name="ce7"/>
          <table:table-cell office:value-type="float" office:value="54449" table:style-name="ce8">
            <text:p>54,449</text:p>
          </table:table-cell>
          <table:table-cell office:value-type="float" office:value="51637.780125211815" table:style-name="ce9">
            <text:p>51,637.78</text:p>
          </table:table-cell>
          <table:table-cell office:value-type="currency" office:value="189645984.57999995" table:content-validation-name="val5" table:style-name="ce10">
            <text:p>£189,645,984.58</text:p>
          </table:table-cell>
          <table:table-cell office:value-type="currency" office:value="17768400.140000012" table:content-validation-name="val5" table:style-name="ce10">
            <text:p>£17,768,400.14</text:p>
          </table:table-cell>
          <table:table-cell office:value-type="currency" office:value="7481501.0099999998" table:content-validation-name="val5" table:style-name="ce10">
            <text:p>£7,481,501.01</text:p>
          </table:table-cell>
          <table:table-cell office:value-type="currency" office:value="1909427.5699999998" table:content-validation-name="val5" table:style-name="ce10">
            <text:p>£1,909,427.57</text:p>
          </table:table-cell>
          <table:table-cell office:value-type="currency" office:value="61066068.450000003" table:content-validation-name="val5" table:style-name="ce10">
            <text:p>£61,066,068.45</text:p>
          </table:table-cell>
          <table:table-cell office:value-type="currency" office:value="24798452.799999997" table:content-validation-name="val5" table:style-name="ce10">
            <text:p>£24,798,452.80</text:p>
          </table:table-cell>
          <table:table-cell office:value-type="currency" office:value="302669834.54999995" table:style-name="ce11">
            <text:p>£302,669,834.55</text:p>
          </table:table-cell>
          <table:table-cell office:value-type="currency" office:value="11134377.559999999" table:content-validation-name="val5" table:style-name="ce10">
            <text:p>£11,134,377.56</text:p>
          </table:table-cell>
          <table:table-cell office:value-type="currency" office:value="8387034.5599999987" table:content-validation-name="val5" table:style-name="ce10">
            <text:p>£8,387,034.56</text:p>
          </table:table-cell>
          <table:table-cell office:value-type="currency" office:value="19521412.119999997" table:style-name="ce11">
            <text:p>£19,521,412.12</text:p>
          </table:table-cell>
          <table:table-cell office:value-type="currency" office:value="322191246.66999996" table:style-name="ce12">
            <text:p>£322,191,246.67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3" table:content-validation-name="val2" table:style-name="ce6">
            <text:p>433</text:p>
          </table:table-cell>
          <table:table-cell office:value-type="float" office:value="327.88" table:content-validation-name="val1" table:style-name="ce7">
            <text:p>327.88</text:p>
          </table:table-cell>
          <table:table-cell office:value-type="float" office:value="328" table:content-validation-name="val2" table:style-name="ce6">
            <text:p>328</text:p>
          </table:table-cell>
          <table:table-cell office:value-type="float" office:value="295.76" table:content-validation-name="val1" table:style-name="ce7">
            <text:p>295.76</text:p>
          </table:table-cell>
          <table:table-cell office:value-type="float" office:value="512" table:content-validation-name="val2" table:style-name="ce6">
            <text:p>512</text:p>
          </table:table-cell>
          <table:table-cell office:value-type="float" office:value="492.35" table:content-validation-name="val1" table:style-name="ce7">
            <text:p>492.35</text:p>
          </table:table-cell>
          <table:table-cell office:value-type="float" office:value="104" table:content-validation-name="val2" table:style-name="ce6">
            <text:p>104</text:p>
          </table:table-cell>
          <table:table-cell office:value-type="float" office:value="101.43" table:content-validation-name="val1" table:style-name="ce7">
            <text:p>101.43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87" table:style-name="ce8">
            <text:p>1,387</text:p>
          </table:table-cell>
          <table:table-cell office:value-type="float" office:value="1227.42" table:style-name="ce9">
            <text:p>1,227.42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2" table:content-validation-name="val1" table:style-name="ce6">
            <text:p>12</text:p>
          </table:table-cell>
          <table:table-cell office:value-type="float" office:value="12" table:content-validation-name="val3" table:style-name="ce7">
            <text:p>12.00</text:p>
          </table:table-cell>
          <table:table-cell office:value-type="float" office:value="12" table:style-name="ce8">
            <text:p>12</text:p>
          </table:table-cell>
          <table:table-cell office:value-type="float" office:value="12" table:style-name="ce9">
            <text:p>12.00</text:p>
          </table:table-cell>
          <table:table-cell table:style-name="ce7"/>
          <table:table-cell office:value-type="float" office:value="1399" table:style-name="ce8">
            <text:p>1,399</text:p>
          </table:table-cell>
          <table:table-cell office:value-type="float" office:value="1239.42" table:style-name="ce9">
            <text:p>1,239.42</text:p>
          </table:table-cell>
          <table:table-cell office:value-type="currency" office:value="3601234.32" table:content-validation-name="val5" table:style-name="ce10">
            <text:p>£3,601,234.32</text:p>
          </table:table-cell>
          <table:table-cell office:value-type="currency" office:value="120126.56" table:content-validation-name="val5" table:style-name="ce10">
            <text:p>£120,126.5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38055.85999999999" table:content-validation-name="val5" table:style-name="ce10">
            <text:p>£138,055.86</text:p>
          </table:table-cell>
          <table:table-cell office:value-type="currency" office:value="1033235.97" table:content-validation-name="val5" table:style-name="ce10">
            <text:p>£1,033,235.97</text:p>
          </table:table-cell>
          <table:table-cell office:value-type="currency" office:value="387967.29" table:content-validation-name="val5" table:style-name="ce10">
            <text:p>£387,967.29</text:p>
          </table:table-cell>
          <table:table-cell office:value-type="currency" office:value="5280620" table:style-name="ce11">
            <text:p>£5,280,620.00</text:p>
          </table:table-cell>
          <table:table-cell office:value-type="currency" office:value="205302.85" table:content-validation-name="val5" table:style-name="ce10">
            <text:p>£205,302.8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05302.85" table:style-name="ce11">
            <text:p>£205,302.85</text:p>
          </table:table-cell>
          <table:table-cell office:value-type="currency" office:value="5485922.8499999996" table:style-name="ce12">
            <text:p>£5,485,922.8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28" table:content-validation-name="val2" table:style-name="ce6">
            <text:p>128</text:p>
          </table:table-cell>
          <table:table-cell office:value-type="float" office:value="122.32" table:content-validation-name="val1" table:style-name="ce7">
            <text:p>122.32</text:p>
          </table:table-cell>
          <table:table-cell office:value-type="float" office:value="377" table:content-validation-name="val2" table:style-name="ce6">
            <text:p>377</text:p>
          </table:table-cell>
          <table:table-cell office:value-type="float" office:value="354.8" table:content-validation-name="val1" table:style-name="ce7">
            <text:p>354.80</text:p>
          </table:table-cell>
          <table:table-cell office:value-type="float" office:value="377" table:content-validation-name="val2" table:style-name="ce6">
            <text:p>377</text:p>
          </table:table-cell>
          <table:table-cell office:value-type="float" office:value="367.07" table:content-validation-name="val1" table:style-name="ce7">
            <text:p>367.07</text:p>
          </table:table-cell>
          <table:table-cell office:value-type="float" office:value="52" table:content-validation-name="val2" table:style-name="ce6">
            <text:p>52</text:p>
          </table:table-cell>
          <table:table-cell office:value-type="float" office:value="50.96" table:content-validation-name="val1" table:style-name="ce7">
            <text:p>50.96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49" table:style-name="ce8">
            <text:p>949</text:p>
          </table:table-cell>
          <table:table-cell office:value-type="float" office:value="910.15000000000009" table:style-name="ce9">
            <text:p>910.15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50" table:style-name="ce8">
            <text:p>950</text:p>
          </table:table-cell>
          <table:table-cell office:value-type="float" office:value="911.15000000000009" table:style-name="ce9">
            <text:p>911.15</text:p>
          </table:table-cell>
          <table:table-cell office:value-type="currency" office:value="3048447" table:content-validation-name="val5" table:style-name="ce10">
            <text:p>£3,048,447.00</text:p>
          </table:table-cell>
          <table:table-cell office:value-type="currency" office:value="107948" table:content-validation-name="val5" table:style-name="ce10">
            <text:p>£107,948.00</text:p>
          </table:table-cell>
          <table:table-cell office:value-type="currency" office:value="-17087" table:content-validation-name="val5" table:style-name="ce10">
            <text:p>-£17,087.00</text:p>
          </table:table-cell>
          <table:table-cell office:value-type="currency" office:value="34720" table:content-validation-name="val5" table:style-name="ce10">
            <text:p>£34,720.00</text:p>
          </table:table-cell>
          <table:table-cell office:value-type="currency" office:value="865098" table:content-validation-name="val5" table:style-name="ce10">
            <text:p>£865,098.00</text:p>
          </table:table-cell>
          <table:table-cell office:value-type="currency" office:value="361142" table:content-validation-name="val5" table:style-name="ce10">
            <text:p>£361,142.00</text:p>
          </table:table-cell>
          <table:table-cell office:value-type="currency" office:value="4400268" table:style-name="ce11">
            <text:p>£4,400,268.00</text:p>
          </table:table-cell>
          <table:table-cell office:value-type="currency" office:value="13000" table:content-validation-name="val5" table:style-name="ce10">
            <text:p>£13,000.00</text:p>
          </table:table-cell>
          <table:table-cell office:value-type="currency" office:value="35000" table:content-validation-name="val5" table:style-name="ce10">
            <text:p>£35,000.00</text:p>
          </table:table-cell>
          <table:table-cell office:value-type="currency" office:value="48000" table:style-name="ce11">
            <text:p>£48,000.00</text:p>
          </table:table-cell>
          <table:table-cell office:value-type="currency" office:value="4448268" table:style-name="ce12">
            <text:p>£4,448,268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3.63" table:content-validation-name="val1" table:style-name="ce7">
            <text:p>3.63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8" table:content-validation-name="val1" table:style-name="ce7">
            <text:p>8.00</text:p>
          </table:table-cell>
          <table:table-cell office:value-type="float" office:value="41" table:content-validation-name="val2" table:style-name="ce6">
            <text:p>41</text:p>
          </table:table-cell>
          <table:table-cell office:value-type="float" office:value="37.56" table:content-validation-name="val1" table:style-name="ce7">
            <text:p>37.56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2" table:content-validation-name="val1" table:style-name="ce7">
            <text:p>6.2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5" table:style-name="ce8">
            <text:p>65</text:p>
          </table:table-cell>
          <table:table-cell office:value-type="float" office:value="58.19" table:style-name="ce9">
            <text:p>58.1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5" table:style-name="ce8">
            <text:p>65</text:p>
          </table:table-cell>
          <table:table-cell office:value-type="float" office:value="58.19" table:style-name="ce9">
            <text:p>58.19</text:p>
          </table:table-cell>
          <table:table-cell office:value-type="currency" office:value="227887.08" table:content-validation-name="val5" table:style-name="ce10">
            <text:p>£227,887.08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64582.21" table:content-validation-name="val5" table:style-name="ce10">
            <text:p>£64,582.21</text:p>
          </table:table-cell>
          <table:table-cell office:value-type="currency" office:value="24586.16" table:content-validation-name="val5" table:style-name="ce10">
            <text:p>£24,586.16</text:p>
          </table:table-cell>
          <table:table-cell office:value-type="currency" office:value="317055.44999999995" table:style-name="ce11">
            <text:p>£317,055.4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17055.44999999995" table:style-name="ce11">
            <text:p>£317,055.4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3" table:content-validation-name="val2" table:style-name="ce6">
            <text:p>93</text:p>
          </table:table-cell>
          <table:table-cell office:value-type="float" office:value="82" table:content-validation-name="val1" table:style-name="ce7">
            <text:p>82.00</text:p>
          </table:table-cell>
          <table:table-cell office:value-type="float" office:value="122" table:content-validation-name="val2" table:style-name="ce6">
            <text:p>122</text:p>
          </table:table-cell>
          <table:table-cell office:value-type="float" office:value="113" table:content-validation-name="val1" table:style-name="ce7">
            <text:p>113.00</text:p>
          </table:table-cell>
          <table:table-cell office:value-type="float" office:value="115" table:content-validation-name="val2" table:style-name="ce6">
            <text:p>115</text:p>
          </table:table-cell>
          <table:table-cell office:value-type="float" office:value="109" table:content-validation-name="val1" table:style-name="ce7">
            <text:p>109.00</text:p>
          </table:table-cell>
          <table:table-cell office:value-type="float" office:value="29" table:content-validation-name="val2" table:style-name="ce6">
            <text:p>29</text:p>
          </table:table-cell>
          <table:table-cell office:value-type="float" office:value="29" table:content-validation-name="val1" table:style-name="ce7">
            <text:p>29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371" table:style-name="ce8">
            <text:p>371</text:p>
          </table:table-cell>
          <table:table-cell office:value-type="float" office:value="338" table:style-name="ce9">
            <text:p>338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4" table:content-validation-name="val4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.00</text:p>
          </table:table-cell>
          <table:table-cell table:style-name="ce7"/>
          <table:table-cell office:value-type="float" office:value="375" table:style-name="ce8">
            <text:p>375</text:p>
          </table:table-cell>
          <table:table-cell office:value-type="float" office:value="342" table:style-name="ce9">
            <text:p>342.00</text:p>
          </table:table-cell>
          <table:table-cell office:value-type="currency" office:value="1150121.6700000002" table:content-validation-name="val5" table:style-name="ce10">
            <text:p>£1,150,121.67</text:p>
          </table:table-cell>
          <table:table-cell office:value-type="currency" office:value="8294.77" table:content-validation-name="val5" table:style-name="ce10">
            <text:p>£8,294.7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463.64" table:content-validation-name="val5" table:style-name="ce10">
            <text:p>£8,463.64</text:p>
          </table:table-cell>
          <table:table-cell office:value-type="currency" office:value="314223.83000000007" table:content-validation-name="val5" table:style-name="ce10">
            <text:p>£314,223.83</text:p>
          </table:table-cell>
          <table:table-cell office:value-type="currency" office:value="123446.86" table:content-validation-name="val5" table:style-name="ce10">
            <text:p>£123,446.86</text:p>
          </table:table-cell>
          <table:table-cell office:value-type="currency" office:value="1604550.7700000003" table:style-name="ce11">
            <text:p>£1,604,550.7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2700" table:content-validation-name="val5" table:style-name="ce10">
            <text:p>£72,700.00</text:p>
          </table:table-cell>
          <table:table-cell office:value-type="currency" office:value="72700" table:style-name="ce11">
            <text:p>£72,700.00</text:p>
          </table:table-cell>
          <table:table-cell office:value-type="currency" office:value="1677250.7700000003" table:style-name="ce12">
            <text:p>£1,677,250.7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Nov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9.1" table:content-validation-name="val1" table:style-name="ce7">
            <text:p>9.10</text:p>
          </table:table-cell>
          <table:table-cell office:value-type="float" office:value="84" table:content-validation-name="val2" table:style-name="ce6">
            <text:p>84</text:p>
          </table:table-cell>
          <table:table-cell office:value-type="float" office:value="82.09" table:content-validation-name="val1" table:style-name="ce7">
            <text:p>82.09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81" table:content-validation-name="val1" table:style-name="ce7">
            <text:p>8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13" table:style-name="ce8">
            <text:p>113</text:p>
          </table:table-cell>
          <table:table-cell office:value-type="float" office:value="110" table:style-name="ce9">
            <text:p>11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3" table:style-name="ce8">
            <text:p>113</text:p>
          </table:table-cell>
          <table:table-cell office:value-type="float" office:value="110" table:style-name="ce9">
            <text:p>110.00</text:p>
          </table:table-cell>
          <table:table-cell office:value-type="currency" office:value="325560.58000000007" table:content-validation-name="val5" table:style-name="ce10">
            <text:p>£325,560.58</text:p>
          </table:table-cell>
          <table:table-cell office:value-type="currency" office:value="5149.7499999999982" table:content-validation-name="val5" table:style-name="ce10">
            <text:p>£5,149.7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9321.580000000075" table:content-validation-name="val5" table:style-name="ce10">
            <text:p>£89,321.58</text:p>
          </table:table-cell>
          <table:table-cell office:value-type="currency" office:value="35048.320000000022" table:content-validation-name="val5" table:style-name="ce10">
            <text:p>£35,048.32</text:p>
          </table:table-cell>
          <table:table-cell office:value-type="currency" office:value="455080.23000000016" table:style-name="ce11">
            <text:p>£455,080.2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55080.23000000016" table:style-name="ce12">
            <text:p>£455,080.23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5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aji Mathew John</meta:initial-creator>
    <dc:creator>Raji Mathew John</dc:creator>
    <meta:creation-date>2022-05-25T10:02:41Z</meta:creation-date>
    <dc:date>2024-12-19T15:18:59Z</dc:date>
  </office:meta>
</office:document-meta>
</file>